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96f0" officeooo:paragraph-rsid="001e96f0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f32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2 continued:</text:p>
      <text:p text:style-name="P1">Also, if a constant value is added to each pixel in the f, g<text:span text:style-name="T1">x </text:span><text:span text:style-name="T2">and g</text:span><text:span text:style-name="T1">y</text:span><text:span text:style-name="T2"> do not change. So, multiple images can correspond to same g</text:span><text:span text:style-name="T1">x </text:span><text:span text:style-name="T2">and g</text:span><text:span text:style-name="T1">y </text:span><text:span text:style-name="T2">for fixed h</text:span><text:span text:style-name="T1">x </text:span><text:span text:style-name="T2">and h</text:span><text:span text:style-name="T1">y</text:span><text:span text:style-name="T2">. Here, the constant value added corresponds to F(0, 0). </text:span><text:span text:style-name="T3">That constant cannot be retrieved as F(0, 0) </text:span><text:span text:style-name="T2">cannot be retriev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9:07:45.574140010</meta:creation-date>
    <dc:date>2018-11-01T19:13:38.382187899</dc:date>
    <meta:editing-duration>PT5M5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56" meta:character-count="291" meta:non-whitespace-character-count="237"/>
  </office:meta>
</office:document-meta>
</file>